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Excelente enfoque. Lo que proponés da lugar a un capítulo profundamente humano, poderoso tanto en su dimensión emocional como en su lógica estructural. Aquí te presento una redacción preliminar para el capítulo dedicado a la muerte, tal como la entendemos en el marco de la teoría del sistema inteligente:</text:p>
      <text:p text:style-name="Horizontal_20_Line"/>
      <text:h text:style-name="Heading_20_2" text:outline-level="2">Capítulo: La Muerte</text:h>
      <text:h text:style-name="Heading_20_3" text:outline-level="3">🔷 ¿Por qué morimos?</text:h>
      <text:p text:style-name="Text_20_body">La pregunta “¿por qué debo morir?” no es simplemente biológica ni filosófica. Tiene una respuesta directa y necesaria en el diseño del sistema inteligente que constituye la vida.</text:p>
      <text:p text:style-name="Quotations"><text:span text:style-name="Strong_20_Emphasis">Morimos para permitir que el proceso continúe.</text:span></text:p>
      <text:p text:style-name="Text_20_body">En el sistema que hemos descrito, cada individuo cumple una única función: <text:span text:style-name="Strong_20_Emphasis">reproducirse</text:span>.<text:line-break/>Cada vez que un individuo se reproduce, transfiere —con una modificación— la información que porta, haciendo avanzar el cálculo un paso más.</text:p>
      <text:p text:style-name="Text_20_body">Una vez hecho esto, <text:span text:style-name="Strong_20_Emphasis">su existencia ya no es necesaria</text:span>.<text:line-break/>Permanecer activo sería <text:span text:style-name="Strong_20_Emphasis">redundante</text:span>.</text:p>
      <text:p text:style-name="Horizontal_20_Line"/>
      <text:h text:style-name="Heading_20_3" text:outline-level="3">🔹 ¿Qué pasaría si nadie muriera?</text:h>
      <text:p text:style-name="Text_20_body">Imaginemos un universo en el que nadie muere.<text:line-break/>Donde Sócrates, Galileo, Einstein, y todos los que alguna vez nacieron aún viven y se siguen reproduciendo.</text:p>
      <text:p text:style-name="Quotations">Sus descendientes ya no representarían una evolución, sino una repetición.</text:p>
      <text:p text:style-name="Text_20_body">La presencia permanente de los individuos originales <text:span text:style-name="Strong_20_Emphasis">cancelaría la exploración del espacio de soluciones</text:span>.<text:line-break/>El sistema colapsaría bajo el peso de sus propias ramas antiguas.<text:line-break/><text:span text:style-name="Strong_20_Emphasis">El proceso se detendría.</text:span></text:p>
      <text:p text:style-name="Horizontal_20_Line"/>
      <text:h text:style-name="Heading_20_3" text:outline-level="3">🔷 La poda como arquitectura, no castigo</text:h>
      <text:p text:style-name="Text_20_body">En este sistema, la muerte <text:span text:style-name="Strong_20_Emphasis">no es un fallo</text:span>, ni un castigo, ni un accidente.<text:line-break/>Es una parte <text:span text:style-name="Strong_20_Emphasis">central</text:span> del diseño.</text:p>
      <text:p text:style-name="Quotations">Morimos porque si no lo hiciéramos, el sistema dejaría de funcionar.</text:p>
      <text:p text:style-name="Text_20_body">Al morir después de reproducirse, cada individuo <text:span text:style-name="Strong_20_Emphasis">libera espacio lógico</text:span> y <text:span text:style-name="Strong_20_Emphasis">evita la redundancia</text:span>.<text:line-break/>Esto permite que <text:span text:style-name="Strong_20_Emphasis">nuevas variaciones</text:span> se expandan, que <text:span text:style-name="Strong_20_Emphasis">el proceso avance</text:span>, y que <text:span text:style-name="Strong_20_Emphasis">la solución emerja</text:span>.</text:p>
      <text:p text:style-name="Horizontal_20_Line"><text:soft-page-break/></text:p>
      <text:h text:style-name="Heading_20_3" text:outline-level="3">🔹 La muerte como parte del plan</text:h>
      <text:p text:style-name="Text_20_body">Así como los programadores eliminan ramas muertas en sus algoritmos,<text:line-break/>la vida elimina aquellas estructuras que <text:span text:style-name="Strong_20_Emphasis">ya han cumplido su rol</text:span>.</text:p>
      <text:p text:style-name="Text_20_body">Eso es la poda.</text:p>
      <text:p text:style-name="Quotations">No morimos porque seamos débiles.<text:line-break/>Morimos porque la vida es demasiado poderosa como para quedarse estancada.</text:p>
      <text:p text:style-name="Horizontal_20_Line"/>
      <text:p text:style-name="Text_20_body">¿Querés que registre esto como estructura para el capítulo “La muerte”? También puedo ayudarte con una <text:a xlink:type="simple" xlink:href="https://chatgpt.com/c/f" text:style-name="Internet_20_link" text:visited-style-name="Visited_20_Internet_20_Link">versión más simbólica o mística</text:a>, un <text:a xlink:type="simple" xlink:href="https://chatgpt.com/c/f" text:style-name="Internet_20_link" text:visited-style-name="Visited_20_Internet_20_Link">paralelismo con algoritmos clásicos</text:a>, o una <text:a xlink:type="simple" xlink:href="https://chatgpt.com/c/f" text:style-name="Internet_20_link" text:visited-style-name="Visited_20_Internet_20_Link">visualización del estancamiento sin poda</text:a>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01T18:06:04.864000000</meta:creation-date>
    <dc:date>2025-07-01T18:11:55.733000000</dc:date>
    <meta:editing-duration>PT5M51S</meta:editing-duration>
    <meta:editing-cycles>1</meta:editing-cycles>
    <meta:document-statistic meta:table-count="0" meta:image-count="0" meta:object-count="0" meta:page-count="2" meta:paragraph-count="20" meta:word-count="360" meta:character-count="2256" meta:non-whitespace-character-count="1916"/>
    <meta:generator>LibreOffice/7.3.5.2$Windows_X86_64 LibreOffice_project/184fe81b8c8c30d8b5082578aee2fed2ea847c01</meta:generator>
  </office:meta>
</office:document-meta>
</file>